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Verdana" svg:font-family="Verdana,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style:font-name="Verdana" fo:font-size="12pt" style:text-underline-style="solid" style:text-underline-width="auto" style:text-underline-color="font-color" style:font-size-asian="12pt" style:font-size-complex="12pt"/>
    </style:style>
    <style:style style:name="P3" style:family="paragraph" style:parent-style-name="Text_20_body">
      <style:paragraph-properties fo:margin-top="0cm" fo:margin-bottom="0cm"/>
      <style:text-properties style:font-name="Verdana" fo:font-size="11pt" style:text-underline-style="none" style:font-size-asian="11pt" style:font-size-complex="11pt"/>
    </style:style>
    <style:style style:name="P4" style:family="paragraph" style:parent-style-name="Text_20_body">
      <style:paragraph-properties fo:margin-top="0cm" fo:margin-bottom="0cm"/>
      <style:text-properties style:font-name="Verdana" style:text-underline-style="solid" style:text-underline-width="auto" style:text-underline-color="font-color"/>
    </style:style>
    <style:style style:name="P5" style:family="paragraph" style:parent-style-name="Text_20_body">
      <style:paragraph-properties fo:margin-top="0cm" fo:margin-bottom="0cm"/>
      <style:text-properties fo:font-size="11pt" style:font-size-asian="11pt" style:font-size-complex="11pt"/>
    </style:style>
    <style:style style:name="P6" style:family="paragraph" style:parent-style-name="Text_20_body">
      <style:paragraph-properties fo:margin-top="0cm" fo:margin-bottom="0cm"/>
      <style:text-properties fo:color="#c5000b" fo:font-size="11pt" style:font-size-asian="11pt" style:font-size-complex="11pt"/>
    </style:style>
    <style:style style:name="P7" style:family="paragraph" style:parent-style-name="Text_20_body">
      <style:paragraph-properties fo:margin-top="0cm" fo:margin-bottom="0cm"/>
      <style:text-properties fo:font-variant="normal" fo:text-transform="none" fo:color="#222222" style:text-line-through-style="none" style:font-name="Arial1" fo:font-size="11pt" fo:font-style="normal" style:text-underline-style="solid" style:text-underline-width="auto" style:text-underline-color="font-color" fo:font-weight="normal" style:text-blinking="false" fo:background-color="transparent" style:font-size-asian="11pt" style:font-style-asian="normal" style:font-weight-asian="normal" style:font-size-complex="11pt" style:font-style-complex="normal" style:font-weight-complex="normal"/>
    </style:style>
    <style:style style:name="P8" style:family="paragraph" style:parent-style-name="Heading_20_1">
      <style:text-properties style:font-name="Verdana"/>
    </style:style>
    <style:style style:name="P9" style:family="paragraph" style:parent-style-name="Heading_20_3">
      <style:text-properties style:font-name="Verdana"/>
    </style:style>
    <style:style style:name="P10" style:family="paragraph" style:parent-style-name="Heading_20_3">
      <style:text-properties style:font-name="Verdana" style:text-underline-style="solid" style:text-underline-width="auto" style:text-underline-color="font-color"/>
    </style:style>
    <style:style style:name="P11" style:family="paragraph" style:parent-style-name="Heading_20_5">
      <style:text-properties style:font-name="Verdana" fo:font-size="12pt" style:font-size-asian="12pt" style:font-size-complex="12pt"/>
    </style:style>
    <style:style style:name="P12" style:family="paragraph" style:parent-style-name="Text_20_body">
      <style:text-properties style:font-name="Verdana" fo:font-size="11pt" style:font-size-asian="11pt" style:font-size-complex="11pt"/>
    </style:style>
    <style:style style:name="P13" style:family="paragraph" style:parent-style-name="Text_20_body">
      <style:text-properties style:font-name="Verdana" fo:font-size="11pt" style:text-underline-style="solid" style:text-underline-width="auto" style:text-underline-color="font-color" style:font-size-asian="11pt" style:font-size-complex="11pt"/>
    </style:style>
    <style:style style:name="P14" style:family="paragraph" style:parent-style-name="Text_20_body">
      <style:text-properties style:font-name="Verdana" fo:font-size="12pt" style:text-underline-style="solid" style:text-underline-width="auto" style:text-underline-color="font-color" fo:font-weight="normal" style:font-size-asian="12pt" style:font-weight-asian="normal" style:font-size-complex="12pt" style:font-weight-complex="normal"/>
    </style:style>
    <style:style style:name="P15" style:family="paragraph" style:parent-style-name="Text_20_body">
      <style:text-properties fo:font-variant="normal" fo:text-transform="none" fo:color="#000000" style:font-name="Verdana" fo:font-size="11.25pt" fo:letter-spacing="normal" fo:font-style="normal" fo:font-weight="normal"/>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text-properties style:font-name="Verdana" fo:font-size="11pt" style:font-size-asian="11pt" style:font-size-complex="11pt"/>
    </style:style>
    <style:style style:name="P19" style:family="paragraph" style:parent-style-name="Text_20_body" style:list-style-name="L3">
      <style:text-properties style:font-name="Verdana" fo:font-size="11pt" style:font-size-asian="11pt" style:font-size-complex="11pt"/>
    </style:style>
    <style:style style:name="P20" style:family="paragraph" style:parent-style-name="Text_20_body" style:list-style-name="L4">
      <style:text-properties style:font-name="Verdana" fo:font-size="11pt" style:font-size-asian="11pt" style:font-size-complex="11pt"/>
    </style:style>
    <style:style style:name="P21" style:family="paragraph" style:parent-style-name="Text_20_body" style:list-style-name="L5">
      <style:text-properties style:font-name="Verdana" fo:font-size="11pt" style:font-size-asian="11pt" style:font-size-complex="11pt"/>
    </style:style>
    <style:style style:name="P22" style:family="paragraph" style:parent-style-name="Text_20_body" style:list-style-name="L6">
      <style:text-properties style:font-name="Verdana" fo:font-size="11pt" style:font-size-asian="11pt" style:font-size-complex="11pt"/>
    </style:style>
    <style:style style:name="P23" style:family="paragraph" style:parent-style-name="Text_20_body" style:list-style-name="L8">
      <style:text-properties style:font-name="Verdana" fo:font-size="11pt" style:font-size-asian="11pt" style:font-size-complex="11pt"/>
    </style:style>
    <style:style style:name="P24" style:family="paragraph" style:parent-style-name="Text_20_body">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25" style:family="paragraph" style:parent-style-name="Text_20_body">
      <style:text-properties style:font-name="Verdana" fo:font-size="11pt" style:text-underline-style="none" fo:font-weight="normal" style:font-size-asian="11pt" style:font-weight-asian="normal" style:font-size-complex="11pt" style:font-weight-complex="normal"/>
    </style:style>
    <style:style style:name="P26" style:family="paragraph" style:parent-style-name="Text_20_body">
      <style:text-properties style:font-name="Verdana" fo:font-size="12pt" style:text-underline-style="solid" style:text-underline-width="auto" style:text-underline-color="font-color" fo:font-weight="normal" style:font-size-asian="12pt" style:font-weight-asian="normal" style:font-size-complex="12pt" style:font-weight-complex="normal"/>
    </style:style>
    <style:style style:name="P27" style:family="paragraph" style:parent-style-name="Text_20_body" style:list-style-name="L7">
      <style:text-properties fo:font-variant="normal" fo:text-transform="none" fo:color="#000000" style:font-name="Verdana" fo:font-size="11.25pt" fo:letter-spacing="normal" fo:font-style="normal" fo:font-weight="normal"/>
    </style:style>
    <style:style style:name="P28" style:family="paragraph" style:parent-style-name="Text_20_body">
      <style:text-properties fo:font-variant="normal" fo:text-transform="none" fo:color="#222222" style:text-line-through-style="none" style:font-name="Verdana"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P29" style:family="paragraph" style:parent-style-name="Text_20_body" style:list-style-name="L1">
      <style:paragraph-properties fo:margin-top="0cm" fo:margin-bottom="0cm"/>
    </style:style>
    <style:style style:name="P30" style:family="paragraph" style:parent-style-name="Text_20_body" style:list-style-name="L2">
      <style:paragraph-properties fo:margin-top="0cm" fo:margin-bottom="0cm"/>
    </style:style>
    <style:style style:name="P31" style:family="paragraph" style:parent-style-name="Text_20_body" style:list-style-name="L3">
      <style:paragraph-properties fo:margin-top="0cm" fo:margin-bottom="0cm"/>
      <style:text-properties style:font-name="Verdana" fo:font-size="11pt" style:font-size-asian="11pt" style:font-size-complex="11pt"/>
    </style:style>
    <style:style style:name="P32" style:family="paragraph" style:parent-style-name="Text_20_body" style:list-style-name="L4">
      <style:paragraph-properties fo:margin-top="0cm" fo:margin-bottom="0cm"/>
      <style:text-properties style:font-name="Verdana" fo:font-size="11pt" style:font-size-asian="11pt" style:font-size-complex="11pt"/>
    </style:style>
    <style:style style:name="P33" style:family="paragraph" style:parent-style-name="Text_20_body" style:list-style-name="L5">
      <style:paragraph-properties fo:margin-top="0cm" fo:margin-bottom="0cm"/>
      <style:text-properties style:font-name="Verdana" fo:font-size="11pt" style:font-size-asian="11pt" style:font-size-complex="11pt"/>
    </style:style>
    <style:style style:name="P34" style:family="paragraph" style:parent-style-name="Text_20_body" style:list-style-name="L6">
      <style:paragraph-properties fo:margin-top="0cm" fo:margin-bottom="0cm"/>
      <style:text-properties style:font-name="Verdana" fo:font-size="11pt" style:font-size-asian="11pt" style:font-size-complex="11pt"/>
    </style:style>
    <style:style style:name="P35" style:family="paragraph" style:parent-style-name="Text_20_body" style:list-style-name="L8">
      <style:paragraph-properties fo:margin-top="0cm" fo:margin-bottom="0cm"/>
      <style:text-properties style:font-name="Verdana" fo:font-size="11pt" style:font-size-asian="11pt" style:font-size-complex="11pt"/>
    </style:style>
    <style:style style:name="P36" style:family="paragraph" style:parent-style-name="Text_20_body" style:list-style-name="L8">
      <style:paragraph-properties fo:margin-top="0cm" fo:margin-bottom="0cm"/>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37" style:family="paragraph" style:parent-style-name="Text_20_body">
      <style:paragraph-properties fo:margin-top="0cm" fo:margin-bottom="0cm"/>
      <style:text-properties style:font-name="Verdana" fo:font-size="11pt" style:text-underline-style="none" style:font-size-asian="11pt" style:font-size-complex="11pt"/>
    </style:style>
    <style:style style:name="P38" style:family="paragraph" style:parent-style-name="Text_20_body">
      <style:paragraph-properties fo:margin-top="0cm" fo:margin-bottom="0cm"/>
      <style:text-properties fo:color="#c5000b" fo:font-size="11pt" style:font-size-asian="11pt" style:font-size-complex="11pt"/>
    </style:style>
    <style:style style:name="P39" style:family="paragraph" style:parent-style-name="Text_20_body" style:list-style-name="L8">
      <style:paragraph-properties fo:margin-top="0cm" fo:margin-bottom="0cm"/>
      <style:text-properties fo:font-variant="normal" fo:text-transform="none" fo:color="#222222" style:text-line-through-style="none" style:font-name="Arial1" fo:font-size="11pt" fo:font-style="normal" style:text-underline-style="none" fo:font-weight="normal" style:text-blinking="false" fo:background-color="transparent" style:font-size-asian="11pt" style:font-size-complex="11pt"/>
    </style:style>
    <style:style style:name="P40" style:family="paragraph" style:parent-style-name="Text_20_body">
      <style:paragraph-properties fo:margin-top="0cm" fo:margin-bottom="0cm"/>
      <style:text-properties fo:font-variant="normal" fo:text-transform="none" fo:color="#222222" style:text-line-through-style="none" style:font-name="Arial1"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P41" style:family="paragraph" style:parent-style-name="Text_20_body">
      <style:paragraph-properties fo:margin-top="0cm" fo:margin-bottom="0cm"/>
      <style:text-properties fo:font-variant="normal" fo:text-transform="none" fo:color="#222222" style:text-line-through-style="none" style:font-name="Arial1" fo:font-size="11pt" fo:font-style="normal" style:text-underline-style="solid" style:text-underline-width="auto" style:text-underline-color="font-color" fo:font-weight="normal" style:text-blinking="false" fo:background-color="transparent"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cm" fo:margin-bottom="0cm"/>
      <style:text-properties fo:font-variant="normal" fo:text-transform="none" fo:color="#222222" style:text-line-through-style="none" style:font-name="Arial1"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P43" style:family="paragraph" style:parent-style-name="Heading_20_3">
      <style:text-properties fo:font-variant="normal" fo:text-transform="none" fo:color="#000000" style:font-name="Verdana" fo:letter-spacing="normal" fo:font-style="normal" style:text-underline-style="solid" style:text-underline-width="auto" style:text-underline-color="font-color"/>
    </style:style>
    <style:style style:name="T1" style:family="text">
      <style:text-properties style:font-name="Verdana"/>
    </style:style>
    <style:style style:name="T2" style:family="text">
      <style:text-properties style:font-name="Verdana" fo:font-size="11pt" style:font-size-asian="11pt" style:font-size-complex="11pt"/>
    </style:style>
    <style:style style:name="T3" style:family="text">
      <style:text-properties style:font-name="Verdana" fo:font-size="11pt" style:text-underline-style="none" style:font-size-asian="11pt" style:font-size-complex="11pt"/>
    </style:style>
    <style:style style:name="T4" style:family="text">
      <style:text-properties style:font-name="Verdana" fo:font-size="11pt" fo:font-style="italic" style:text-underline-style="none" fo:font-weight="normal" style:font-size-asian="11pt" style:font-style-asian="italic" style:font-weight-asian="normal" style:font-size-complex="11pt" style:font-style-complex="italic" style:font-weight-complex="normal"/>
    </style:style>
    <style:style style:name="T5" style:family="text">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ize="11pt" style:font-size-asian="11pt" style:font-size-complex="11pt"/>
    </style:style>
    <style:style style:name="T10" style:family="text">
      <style:text-properties fo:font-size="11pt" fo:font-style="italic" fo:font-weight="bold" style:font-size-asian="11pt" style:font-style-asian="italic" style:font-weight-asian="bold" style:font-size-complex="11pt" style:font-style-complex="italic" style:font-weight-complex="bold"/>
    </style:style>
    <style:style style:name="T11"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fo:font-variant="normal" fo:text-transform="none" fo:color="#000000" style:font-name="Verdana" fo:font-size="11.25pt" fo:letter-spacing="normal" fo:font-style="normal" fo:font-weight="normal"/>
    </style:style>
    <style:style style:name="T13" style:family="text">
      <style:text-properties fo:font-variant="normal" fo:text-transform="none" fo:color="#000000" fo:font-size="11pt" fo:letter-spacing="normal" fo:font-style="normal" fo:font-weight="normal" style:font-size-asian="11pt" style:font-size-complex="11pt"/>
    </style:style>
    <style:style style:name="T14" style:family="text">
      <style:text-properties fo:font-variant="normal" fo:text-transform="none" fo:color="#c5000b" fo:font-size="11pt" fo:letter-spacing="normal" fo:font-style="normal" fo:font-weight="normal" style:font-size-asian="11pt" style:font-size-complex="11pt"/>
    </style:style>
    <style:style style:name="T15" style:family="text">
      <style:text-properties fo:font-variant="normal" fo:text-transform="none" fo:color="#c5000b" style:text-line-through-style="none" fo:font-style="normal" fo:font-weight="normal" style:text-blinking="false" fo:background-color="transparent" style:font-style-asian="normal" style:font-weight-asian="normal" style:font-style-complex="normal" style:font-weight-complex="normal"/>
    </style:style>
    <style:style style:name="T16" style:family="text">
      <style:text-properties fo:font-variant="normal" fo:text-transform="none" fo:color="#c5000b" style:text-line-through-style="none"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T17" style:family="text">
      <style:text-properties fo:font-variant="normal" fo:text-transform="none" fo:color="#222222" style:text-line-through-style="none" fo:font-style="normal" style:text-underline-style="none" fo:font-weight="normal" style:text-blinking="false" fo:background-color="transparent" style:font-style-asian="normal" style:font-weight-asian="normal" style:font-style-complex="normal" style:font-weight-complex="normal"/>
    </style:style>
    <style:style style:name="T18" style:family="text">
      <style:text-properties fo:font-variant="normal" fo:text-transform="none" fo:color="#222222" style:text-line-through-style="none" style:font-name="Arial1" fo:font-size="11pt" fo:font-style="normal" style:text-underline-style="none" fo:font-weight="normal" style:text-blinking="false" fo:background-color="transparent" style:font-style-asian="normal" style:font-weight-asian="normal" style:font-style-complex="normal" style:font-weight-complex="normal"/>
    </style:style>
    <style:style style:name="T19" style:family="text">
      <style:text-properties fo:font-variant="normal" fo:text-transform="none" fo:color="#222222" style:text-line-through-style="none" style:font-name="Arial1"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T20" style:family="text">
      <style:text-properties fo:font-variant="normal" fo:text-transform="none" fo:color="#222222" style:text-line-through-style="none" fo:font-size="11pt" fo:font-style="normal" style:text-underline-style="none" fo:font-weight="normal" style:text-blinking="false" fo:background-color="transparent" style:font-size-asian="11pt" style:font-size-complex="11pt"/>
    </style:style>
    <style:style style:name="T21" style:family="text">
      <style:text-properties fo:font-variant="normal" fo:text-transform="none" fo:color="#222222" style:text-line-through-style="none"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T22" style:family="text">
      <style:text-properties fo:font-variant="normal" fo:text-transform="none" fo:color="#222222" style:text-line-through-style="none" style:font-name="Verdana"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T23" style:family="text">
      <style:text-properties fo:color="#c5000b"/>
    </style:style>
    <style:style style:name="T24" style:family="text">
      <style:text-properties fo:color="#c5000b" fo:font-size="11pt" style:font-size-asian="11pt" style:font-size-complex="11pt"/>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style:text-underline-style="non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Backgrounds</text:h>
      <text:list xml:id="list3719832569036384132" text:style-name="L1">
        <text:list-item>
          <text:p text:style-name="P29"><text:bookmark text:name="nav-bar"/><text:a xlink:type="simple" xlink:href="https://cdpn.io/cp/internal/boomboom/index.html?key=index.html-0d79e788-0c1f-85af-5aca-483ead2c54a1#sect-color" text:style-name="Internet_20_link" text:visited-style-name="Visited_20_Internet_20_Link"><text:span text:style-name="T1">Color</text:span></text:a></text:p>
        </text:list-item>
        <text:list-item>
          <text:p text:style-name="P29"><text:a xlink:type="simple" xlink:href="https://cdpn.io/cp/internal/boomboom/index.html?key=index.html-0d79e788-0c1f-85af-5aca-483ead2c54a1#sect-image" text:style-name="Internet_20_link" text:visited-style-name="Visited_20_Internet_20_Link"><text:span text:style-name="T1">Image</text:span></text:a></text:p>
        </text:list-item>
        <text:list-item>
          <text:p text:style-name="P29"><text:a xlink:type="simple" xlink:href="https://cdpn.io/cp/internal/boomboom/index.html?key=index.html-0d79e788-0c1f-85af-5aca-483ead2c54a1#sect-repeat" text:style-name="Internet_20_link" text:visited-style-name="Visited_20_Internet_20_Link"><text:span text:style-name="T1">Repeat</text:span></text:a></text:p>
        </text:list-item>
        <text:list-item>
          <text:p text:style-name="P29"><text:a xlink:type="simple" xlink:href="https://cdpn.io/cp/internal/boomboom/index.html?key=index.html-0d79e788-0c1f-85af-5aca-483ead2c54a1#sect-position" text:style-name="Internet_20_link" text:visited-style-name="Visited_20_Internet_20_Link"><text:span text:style-name="T1">Position</text:span></text:a></text:p>
        </text:list-item>
        <text:list-item>
          <text:p text:style-name="P29"><text:a xlink:type="simple" xlink:href="https://cdpn.io/cp/internal/boomboom/index.html?key=index.html-0d79e788-0c1f-85af-5aca-483ead2c54a1#sect-attachment" text:style-name="Internet_20_link" text:visited-style-name="Visited_20_Internet_20_Link"><text:span text:style-name="T1">Attachment</text:span></text:a></text:p>
        </text:list-item>
        <text:list-item>
          <text:p text:style-name="P29"><text:a xlink:type="simple" xlink:href="https://cdpn.io/cp/internal/boomboom/index.html?key=index.html-0d79e788-0c1f-85af-5aca-483ead2c54a1#sect-size" text:style-name="Internet_20_link" text:visited-style-name="Visited_20_Internet_20_Link"><text:span text:style-name="T1">Size</text:span></text:a></text:p>
        </text:list-item>
        <text:list-item>
          <text:p text:style-name="P16"><text:a xlink:type="simple" xlink:href="https://cdpn.io/cp/internal/boomboom/index.html?key=index.html-0d79e788-0c1f-85af-5aca-483ead2c54a1#sect-background" text:style-name="Internet_20_link" text:visited-style-name="Visited_20_Internet_20_Link"><text:span text:style-name="T1">Background</text:span></text:a></text:p>
        </text:list-item>
        <text:list-item>
          <text:p text:style-name="P16"><text:span text:style-name="T1">Clip</text:span></text:p>
          <text:p text:style-name="P16"><text:span text:style-name="T1"/></text:p>
        </text:list-item>
      </text:list>
      <text:h text:style-name="P9" text:outline-level="3">The journey so far...</text:h>
      <text:p text:style-name="P12">My series of cheatsheets have led me through the design process of laying out and positioning elements on the page, and how best to select the elements to apply styling. Now that I have my building blocks in place it is time to start with the actual styles that can be applied....starting with the background!</text:p>
      <text:p text:style-name="P12">A background applied to an element sits under the content, padding and border by default (margin doesn't count as part of an element's area) and is on the bottom of the z-index stack.</text:p>
      <text:p text:style-name="P12">The properties for background are:</text:p>
      <text:list xml:id="list5436403576489211676" text:style-name="L2">
        <text:list-item>
          <text:p text:style-name="P30"><text:a xlink:type="simple" xlink:href="https://cdpn.io/cp/internal/boomboom/index.html?key=index.html-0d79e788-0c1f-85af-5aca-483ead2c54a1#sect-color" text:style-name="Internet_20_link" text:visited-style-name="Visited_20_Internet_20_Link"><text:span text:style-name="T2">background-color</text:span></text:a></text:p>
        </text:list-item>
        <text:list-item>
          <text:p text:style-name="P30"><text:a xlink:type="simple" xlink:href="https://cdpn.io/cp/internal/boomboom/index.html?key=index.html-0d79e788-0c1f-85af-5aca-483ead2c54a1#sect-image" text:style-name="Internet_20_link" text:visited-style-name="Visited_20_Internet_20_Link"><text:span text:style-name="T2">background-image</text:span></text:a></text:p>
        </text:list-item>
        <text:list-item>
          <text:p text:style-name="P30"><text:a xlink:type="simple" xlink:href="https://cdpn.io/cp/internal/boomboom/index.html?key=index.html-0d79e788-0c1f-85af-5aca-483ead2c54a1#sect-repeat" text:style-name="Internet_20_link" text:visited-style-name="Visited_20_Internet_20_Link"><text:span text:style-name="T2">background-repeat</text:span></text:a></text:p>
        </text:list-item>
        <text:list-item>
          <text:p text:style-name="P30"><text:a xlink:type="simple" xlink:href="https://cdpn.io/cp/internal/boomboom/index.html?key=index.html-0d79e788-0c1f-85af-5aca-483ead2c54a1#sect-position" text:style-name="Internet_20_link" text:visited-style-name="Visited_20_Internet_20_Link"><text:span text:style-name="T2">background-position</text:span></text:a></text:p>
        </text:list-item>
        <text:list-item>
          <text:p text:style-name="P30"><text:a xlink:type="simple" xlink:href="https://cdpn.io/cp/internal/boomboom/index.html?key=index.html-0d79e788-0c1f-85af-5aca-483ead2c54a1#sect-attachment" text:style-name="Internet_20_link" text:visited-style-name="Visited_20_Internet_20_Link"><text:span text:style-name="T2">background-attachment</text:span></text:a></text:p>
        </text:list-item>
        <text:list-item>
          <text:p text:style-name="P30"><text:a xlink:type="simple" xlink:href="https://cdpn.io/cp/internal/boomboom/index.html?key=index.html-0d79e788-0c1f-85af-5aca-483ead2c54a1#sect-size" text:style-name="Internet_20_link" text:visited-style-name="Visited_20_Internet_20_Link"><text:span text:style-name="T2">background-size</text:span></text:a></text:p>
        </text:list-item>
        <text:list-item>
          <text:p text:style-name="P17"><text:a xlink:type="simple" xlink:href="https://cdpn.io/cp/internal/boomboom/index.html?key=index.html-0d79e788-0c1f-85af-5aca-483ead2c54a1#sect-background" text:style-name="Internet_20_link" text:visited-style-name="Visited_20_Internet_20_Link"><text:span text:style-name="T2">background</text:span></text:a></text:p>
        </text:list-item>
        <text:list-item>
          <text:p text:style-name="P17"><text:span text:style-name="T2">Clip</text:span></text:p>
        </text:list-item>
      </text:list>
      <text:h text:style-name="P10" text:outline-level="3">Background Color</text:h>
      <text:p text:style-name="P12">Did you know that the default background colour is transparant and not white!</text:p>
      <text:p text:style-name="P12">It is recommended to always use a background color, even as just a fallback if the browser doesn’t support gradients or link to image is broken.</text:p>
      <text:p text:style-name="Text_20_body"><text:span text:style-name="Source_20_Text"><text:span text:style-name="T9">.top {<text:line-break/>background-color: #f3f2f1;<text:line-break/>}</text:span></text:span></text:p>
      <text:h text:style-name="P10" text:outline-level="3">Background Image</text:h>
      <text:p text:style-name="P12">After setting a fallback with <text:span text:style-name="T6">background-color</text:span> an image can be set using <text:span text:style-name="T6">background-image</text:span> to appear as the background</text:p>
      <text:p text:style-name="P12">All background images will repeat by default so it looks like a tile affect.</text:p>
      <text:p text:style-name="P12">Screen readers will not register any images applied this way using CSS</text:p>
      <text:p text:style-name="Text_20_body"><text:soft-page-break/><text:span text:style-name="Source_20_Text"><text:span text:style-name="T9">.top {<text:line-break/>background-color: #f3f2f1; </text:span></text:span><text:span text:style-name="Source_20_Text"><text:span text:style-name="T10">/*fallback*/</text:span></text:span><text:span text:style-name="Source_20_Text"><text:span text:style-name="T9"><text:line-break/>background-image: url(https://imagehosting/image.png);<text:line-break/>}</text:span></text:span></text:p>
      <text:p text:style-name="P12">Colour gradients can also be set using <text:span text:style-name="T6">background-image</text:span>.</text:p>
      <text:p text:style-name="Text_20_body"><text:span text:style-name="Source_20_Text"><text:span text:style-name="T9">.top {<text:line-break/>background-color: #f3f2f1; </text:span></text:span><text:span text:style-name="Source_20_Text"><text:span text:style-name="T10">/*fallback*/</text:span></text:span><text:span text:style-name="Source_20_Text"><text:span text:style-name="T9"><text:line-break/>background-image: linear-gradient(to bottom, orange, blue, white);<text:line-break/>}</text:span></text:span></text:p>
      <text:p text:style-name="P12">Multiple images can be set using <text:span text:style-name="T6">background-image.</text:span></text:p>
      <text:p text:style-name="Text_20_body"><text:span text:style-name="Source_20_Text"><text:span text:style-name="T9">.top {<text:line-break/>background-color: #f3f2f1; </text:span></text:span><text:span text:style-name="Source_20_Text"><text:span text:style-name="T10">/*fallback*/</text:span></text:span><text:span text:style-name="Source_20_Text"><text:span text:style-name="T9"><text:line-break/>background-image: linear-gradient(to bottom, orange, blue, white);/*fallback*/<text:line-break/>background-image: url(https://imagehosting/image.png);<text:line-break/>}</text:span></text:span></text:p>
      <text:h text:style-name="P11" text:outline-level="5">Color Gradients</text:h>
      <text:p text:style-name="P12">Gradients let you display smooth transitions between two or more specified colours.</text:p>
      <text:p text:style-name="P12">There are two types of color gradient that can be used as a background image:</text:p>
      <text:list xml:id="list6431931843947329593" text:style-name="L3">
        <text:list-item>
          <text:p text:style-name="P31">Linear</text:p>
        </text:list-item>
        <text:list-item>
          <text:p text:style-name="P19">Radial</text:p>
        </text:list-item>
      </text:list>
      <text:p text:style-name="P12"/>
      <text:p text:style-name="P14">Linear</text:p>
      <text:p text:style-name="P25">It works pretty much as it sounds, the linear gradient can be from up to down, side to side, or diagonal.</text:p>
      <text:p text:style-name="P12">To create a linear gradient you need:</text:p>
      <text:list xml:id="list3135614724162052916" text:style-name="L4">
        <text:list-item>
          <text:p text:style-name="P32">A direction or angle (default alignment is from top to bottom)</text:p>
        </text:list-item>
        <text:list-item>
          <text:p text:style-name="P20">Two or more colours (transparant counts as a colour!)</text:p>
        </text:list-item>
      </text:list>
      <text:p text:style-name="Text_20_body"><text:span text:style-name="Source_20_Text"><text:span text:style-name="T10">/*direction set using default of top to bottom*/</text:span></text:span></text:p>
      <text:p text:style-name="Text_20_body"><text:span text:style-name="Source_20_Text"><text:span text:style-name="T9">div {<text:line-break/>background-image: linear-gradient(color1, color2);<text:line-break/>}</text:span></text:span></text:p>
      <text:section text:style-name="Sect1" text:name="example-lin-grad-top">
        <text:p text:style-name="P6"/>
        <text:p text:style-name="P6">[INSERT FIGURE SHOWING EXAMPLE]</text:p>
        <text:p text:style-name="P6"/>
      </text:section>
      <text:p text:style-name="Text_20_body"><text:span text:style-name="Source_20_Text"><text:span text:style-name="T10">/*direction set from left to right*/</text:span></text:span></text:p>
      <text:p text:style-name="Text_20_body"><text:span text:style-name="Source_20_Text"><text:span text:style-name="T9">div {<text:line-break/>background-image: linear-gradient(to right, color1, color2, color3);<text:line-break/>}</text:span></text:span></text:p>
      <text:p text:style-name="P6">[INSERT FIGURE SHOWING EXAMPLE]</text:p>
      <text:p text:style-name="P6"><text:span text:style-name="Source_20_Text"><text:span text:style-name="T9"/></text:span></text:p>
      <text:section text:style-name="Sect1" text:name="example-lin-grad-side">
        <text:p text:style-name="P5"/>
      </text:section>
      <text:p text:style-name="Text_20_body"><text:span text:style-name="Source_20_Text"><text:span text:style-name="T10">/*direction set diagonally*/</text:span></text:span></text:p>
      <text:p text:style-name="Text_20_body"><text:span text:style-name="Source_20_Text"><text:span text:style-name="T9">div {<text:line-break/>background-image: linear-gradient(to top left, color1, color2, color3, color4);<text:line-break/>}</text:span></text:span></text:p>
      <text:section text:style-name="Sect1" text:name="example-lin-grad-diag">
        <text:p text:style-name="P6"><text:soft-page-break/>[INSERT FIGURE SHOWING EXAMPLE]</text:p>
        <text:p text:style-name="P6"/>
      </text:section>
      <text:p text:style-name="P12">For more control of the direction of the gradient an angle can be set instead of the directions</text:p>
      <text:p text:style-name="Text_20_body"><text:span text:style-name="Source_20_Text"><text:span text:style-name="T10">/*direction set as angle 0deg which is same as bottom to top*/</text:span></text:span></text:p>
      <text:p text:style-name="Text_20_body"><text:span text:style-name="Source_20_Text"><text:span text:style-name="T9">div {<text:line-break/>background-image: linear-gradient(0deg, color1, color2, color3, color4, </text:span></text:span><text:span text:style-name="Source_20_Text"><text:span text:style-name="T9">color5);<text:line-break/>}</text:span></text:span></text:p>
      <text:section text:style-name="Sect1" text:name="example-lin-grad-angle-top">
        <text:p text:style-name="P6">[INSERT FIGURE SHOWING EXAMPLE]</text:p>
        <text:p text:style-name="P6"/>
      </text:section>
      <text:p text:style-name="Text_20_body"><text:span text:style-name="Source_20_Text"><text:span text:style-name="T10">/*direction set as angle 90deg which is same as left to right*/</text:span></text:span></text:p>
      <text:p text:style-name="Text_20_body"><text:span text:style-name="Source_20_Text"><text:span text:style-name="T9">div {<text:line-break/>background-image: linear-gradient(90deg, color1, color2, color3, color4, color5, color6);<text:line-break/>}</text:span></text:span></text:p>
      <text:p text:style-name="P6">[INSERT FIGURE SHOWING EXAMPLE]</text:p>
      <text:section text:style-name="Sect1" text:name="example-lin-grad-angle-side">
        <text:p text:style-name="P5"/>
      </text:section>
      <text:p text:style-name="Text_20_body"><text:span text:style-name="Source_20_Text"><text:span text:style-name="T10">/*direction set as angle 180deg which is same as top to bottom*/</text:span></text:span></text:p>
      <text:p text:style-name="Text_20_body"><text:span text:style-name="Source_20_Text"><text:span text:style-name="T9">div {<text:line-break/>background-image: linear-gradient(180deg, color1, color2, color3, color4, color5, color6, color7);<text:line-break/>}</text:span></text:span></text:p>
      <text:p text:style-name="P1"><text:span text:style-name="Source_20_Text"><text:span text:style-name="T24">[INSERT FIGURE SHOWING EXAMPLE]</text:span></text:span></text:p>
      <text:section text:style-name="Sect1" text:name="example-lin-grad-angle-bottom">
        <text:p text:style-name="P5"/>
      </text:section>
      <text:p text:style-name="P12">This allows more exact diagonal lines to be used...</text:p>
      <text:p text:style-name="Text_20_body"><text:span text:style-name="Source_20_Text"><text:span text:style-name="T10">/*direction set as angle 125deg */</text:span></text:span></text:p>
      <text:p text:style-name="P1"><text:span text:style-name="Source_20_Text"><text:span text:style-name="T9">div {<text:line-break/>background-image: linear-gradient(125deg, color1, color2, color3);<text:line-break/>}</text:span></text:span></text:p>
      <text:p text:style-name="P1"><text:span text:style-name="Source_20_Text"><text:span text:style-name="T9"/></text:span></text:p>
      <text:p text:style-name="P1"><text:span text:style-name="Source_20_Text"><text:span text:style-name="T24">[INSERT FIGURE SHOWING EXAMPLE]</text:span></text:span></text:p>
      <text:section text:style-name="Sect1" text:name="example-lin-grad-angle-125">
        <text:p text:style-name="P5"/>
      </text:section>
      <text:p text:style-name="Text_20_body"><text:span text:style-name="Source_20_Text"><text:span text:style-name="T10">/*direction set as angle 270deg */</text:span></text:span></text:p>
      <text:p text:style-name="P1"><text:span text:style-name="Source_20_Text"><text:span text:style-name="T9">div {<text:line-break/>background-image: linear-gradient(270deg, color1, color2, color3);<text:line-break/>}</text:span></text:span></text:p>
      <text:p text:style-name="P1"><text:span text:style-name="Source_20_Text"><text:span text:style-name="T9"/></text:span></text:p>
      <text:p text:style-name="P1"><text:span text:style-name="Source_20_Text"><text:span text:style-name="T24">[INSERT FIGURE SHOWING EXAMPLE]</text:span></text:span></text:p>
      <text:section text:style-name="Sect1" text:name="example-lin-grad-angle-270">
        <text:p text:style-name="P5"/>
      </text:section>
      <text:p text:style-name="P12">The gradient can also be set to repeat itself...</text:p>
      <text:p text:style-name="Text_20_body"><text:span text:style-name="Source_20_Text"><text:span text:style-name="T10">/*2 color gradient set to repeat*/</text:span></text:span></text:p>
      <text:p text:style-name="Text_20_body"><text:span text:style-name="Source_20_Text"><text:span text:style-name="T9">div {<text:line-break/>background-image: repeating-linear-gradient(0deg, color1, color2);<text:line-break/>}</text:span></text:span></text:p>
      <text:p text:style-name="Text_20_body"><text:span text:style-name="Source_20_Text"><text:span text:style-name="T9"/></text:span></text:p>
      <text:p text:style-name="P1"><text:span text:style-name="Source_20_Text"><text:span text:style-name="T24">[INSERT FIGURE SHOWING EXAMPLE]</text:span></text:span></text:p>
      <text:section text:style-name="Sect1" text:name="example-lin-grad-repeat">
        <text:p text:style-name="P5"/>
      </text:section>
      <text:p text:style-name="P14">Radial</text:p>
      <text:p text:style-name="P12">The radial gradient instead radiates from a central point.</text:p>
      <text:p text:style-name="P12"><text:soft-page-break/>To create a radial gradient you need:</text:p>
      <text:list xml:id="list840548724512974763" text:style-name="L5">
        <text:list-item>
          <text:p text:style-name="P33">A shape</text:p>
        </text:list-item>
        <text:list-item>
          <text:p text:style-name="P21">Two or more colours (transparant still counts as a colour!)</text:p>
        </text:list-item>
      </text:list>
      <text:p text:style-name="P12">There are two shapes:</text:p>
      <text:list xml:id="list4910740030406093307" text:style-name="L6">
        <text:list-item>
          <text:p text:style-name="P34">Ellipse (default)</text:p>
        </text:list-item>
        <text:list-item>
          <text:p text:style-name="P22">Circle</text:p>
        </text:list-item>
      </text:list>
      <text:p text:style-name="P12">Radial gradient with default shape</text:p>
      <text:p text:style-name="Text_20_body"><text:span text:style-name="Source_20_Text"><text:span text:style-name="T10">/*3 color elliptical radial gradient*/</text:span></text:span></text:p>
      <text:p text:style-name="P1"><text:span text:style-name="Source_20_Text"><text:span text:style-name="T9">div {<text:line-break/>background-image: repeating-linear-gradient(color1, color2, color3);<text:line-break/>}</text:span></text:span></text:p>
      <text:p text:style-name="P1"><text:span text:style-name="Source_20_Text"><text:span text:style-name="T9"/></text:span></text:p>
      <text:p text:style-name="P1"><text:span text:style-name="Source_20_Text"><text:span text:style-name="T24">[INSERT FIGURE SHOWING EXAMPLE]</text:span></text:span></text:p>
      <text:p text:style-name="P1"><text:span text:style-name="Source_20_Text"><text:span text:style-name="T9"/></text:span></text:p>
      <text:p text:style-name="P12">Radial gradient with circle shape</text:p>
      <text:p text:style-name="Text_20_body"><text:span text:style-name="Source_20_Text"><text:span text:style-name="T10">/*3 color circular radial gradient*/</text:span></text:span></text:p>
      <text:p text:style-name="P1"><text:span text:style-name="Source_20_Text"><text:span text:style-name="T9">div {<text:line-break/>background-image: repeating-linear-gradient(color1, color2, color3);<text:line-break/>}</text:span></text:span></text:p>
      <text:p text:style-name="P1"><text:span text:style-name="Source_20_Text"><text:span text:style-name="T9"/></text:span></text:p>
      <text:p text:style-name="P1"><text:span text:style-name="Source_20_Text"><text:span text:style-name="T24">[INSERT FIGURE SHOWING EXAMPLE]</text:span></text:span></text:p>
      <text:p text:style-name="P1"><text:span text:style-name="Source_20_Text"><text:span text:style-name="T9"/></text:span></text:p>
      <text:p text:style-name="P12">The radial gradient can also be set to repeat itself...</text:p>
      <text:p text:style-name="Text_20_body"><text:span text:style-name="Source_20_Text"><text:span text:style-name="T10">/*2 color gradient set to repeat*/</text:span></text:span></text:p>
      <text:p text:style-name="P1"><text:span text:style-name="Source_20_Text"><text:span text:style-name="T9">div {<text:line-break/>background-image: repeating-radial-gradient(color1, color2);<text:line-break/>}</text:span></text:span></text:p>
      <text:p text:style-name="P1"><text:span text:style-name="Source_20_Text"><text:span text:style-name="T9"/></text:span></text:p>
      <text:p text:style-name="P1"><text:span text:style-name="Source_20_Text"><text:span text:style-name="T24">[INSERT FIGURE SHOWING EXAMPLE]</text:span></text:span></text:p>
      <text:section text:style-name="Sect1" text:name="example-rad-grad">
        <text:p text:style-name="P4"/>
        <text:p text:style-name="Text_20_body"><text:span text:style-name="T2">The size parameter </text:span><text:span text:style-name="T12">defines the size of the gradient. The values are:</text:span></text:p>
        <text:list xml:id="list9114855834931073454" text:style-name="L7">
          <text:list-item>
            <text:p text:style-name="P27">closest-side</text:p>
          </text:list-item>
          <text:list-item>
            <text:p text:style-name="P27">farthest-side</text:p>
          </text:list-item>
          <text:list-item>
            <text:p text:style-name="P27">closest-corner</text:p>
          </text:list-item>
          <text:list-item>
            <text:p text:style-name="P27">farthest-corner</text:p>
          </text:list-item>
        </text:list>
        <text:p text:style-name="P15"/>
        <text:p text:style-name="Text_20_body"><text:span text:style-name="Source_20_Text"><text:span text:style-name="T10">/*3 color radial gradient using closest-side size*/</text:span></text:span></text:p>
        <text:p text:style-name="P1"><text:span text:style-name="Source_20_Text"><text:span text:style-name="T13">div {</text:span></text:span></text:p>
        <text:p text:style-name="P1"><text:span text:style-name="Source_20_Text"><text:span text:style-name="T13"><text:s text:c="2"/>background-image: radial-gradient(closest-side at 70% 25%, color1, color2, color3);</text:span></text:span></text:p>
        <text:p text:style-name="P1"><text:span text:style-name="Source_20_Text"><text:span text:style-name="T13">}</text:span></text:span></text:p>
        <text:p text:style-name="P1"><text:span text:style-name="Source_20_Text"><text:span text:style-name="T13"/></text:span></text:p>
        <text:p text:style-name="P1"><text:span text:style-name="Source_20_Text"><text:span text:style-name="T14">[INSERT FIGURE SHOWING EXAMPLE]</text:span></text:span></text:p>
        <text:p text:style-name="P1"><text:span text:style-name="Source_20_Text"><text:span text:style-name="T13"/></text:span></text:p>
        <text:p text:style-name="Text_20_body"><text:span text:style-name="Source_20_Text"><text:span text:style-name="T10">/*3 color radial gradient using farthest-side size*/</text:span></text:span></text:p>
        <text:p text:style-name="P1"><text:span text:style-name="Source_20_Text"><text:span text:style-name="T13">div {</text:span></text:span></text:p>
        <text:p text:style-name="P1"><text:span text:style-name="Source_20_Text"><text:span text:style-name="T13"><text:s text:c="2"/>background-image: radial-gradient(farthest-side at 70% 25%, color1, color2, color3);</text:span></text:span></text:p>
        <text:p text:style-name="P1"><text:soft-page-break/><text:span text:style-name="Source_20_Text"><text:span text:style-name="T13">}</text:span></text:span></text:p>
        <text:p text:style-name="P1"><text:span text:style-name="Source_20_Text"><text:span text:style-name="T13"/></text:span></text:p>
        <text:p text:style-name="P1"><text:span text:style-name="Source_20_Text"><text:span text:style-name="T14">[INSERT FIGURE SHOWING EXAMPLE]</text:span></text:span></text:p>
        <text:p text:style-name="P1"><text:span text:style-name="Source_20_Text"><text:span text:style-name="T13"/></text:span></text:p>
        <text:p text:style-name="Text_20_body"><text:span text:style-name="Source_20_Text"><text:span text:style-name="T10">/*3 color radial gradient using closest-corner size*/</text:span></text:span></text:p>
        <text:p text:style-name="P1"><text:span text:style-name="Source_20_Text"><text:span text:style-name="T13">div {</text:span></text:span></text:p>
        <text:p text:style-name="P1"><text:span text:style-name="Source_20_Text"><text:span text:style-name="T13"><text:s text:c="2"/>background-image: radial-gradient(closest-corner at 70% 25%, color1, color2, color3);</text:span></text:span></text:p>
        <text:p text:style-name="P1"><text:span text:style-name="Source_20_Text"><text:span text:style-name="T13">}</text:span></text:span></text:p>
        <text:p text:style-name="P1"><text:span text:style-name="Source_20_Text"><text:span text:style-name="T13"/></text:span></text:p>
        <text:p text:style-name="P1"><text:span text:style-name="Source_20_Text"><text:span text:style-name="T14">[INSERT FIGURE SHOWING EXAMPLE]</text:span></text:span></text:p>
        <text:p text:style-name="P1"><text:span text:style-name="Source_20_Text"><text:span text:style-name="T13"/></text:span></text:p>
        <text:p text:style-name="Text_20_body"><text:span text:style-name="Source_20_Text"><text:span text:style-name="T10">/*3 color radial gradient using farthest-corner size*/</text:span></text:span></text:p>
        <text:p text:style-name="P1"><text:span text:style-name="Source_20_Text"><text:span text:style-name="T13">div {</text:span></text:span></text:p>
        <text:p text:style-name="P1"><text:span text:style-name="Source_20_Text"><text:span text:style-name="T13"><text:s text:c="2"/>background-image: radial-gradient(farthest-corner at 70% 25%, color1, color2, color3);</text:span></text:span></text:p>
        <text:p text:style-name="P1"><text:span text:style-name="Source_20_Text"><text:span text:style-name="T13">}</text:span></text:span></text:p>
        <text:p text:style-name="P1"><text:span text:style-name="Source_20_Text"><text:span text:style-name="T13"/></text:span></text:p>
        <text:p text:style-name="P1"><text:span text:style-name="Source_20_Text"><text:span text:style-name="T14">[INSERT FIGURE SHOWING EXAMPLE]</text:span></text:span></text:p>
        <text:p text:style-name="P1"><text:span text:style-name="Source_20_Text"><text:span text:style-name="T13"/></text:span></text:p>
        <text:p text:style-name="P2">Color Stops </text:p>
        <text:p text:style-name="P3">For both linear and radial gradients you can also specify how much of the gradient is in each colour instead of all using an equal fraction....</text:p>
        <text:p text:style-name="P3"><text:span text:style-name="Source_20_Text"/></text:p>
        <text:p text:style-name="Text_20_body"><text:span text:style-name="Source_20_Text"><text:span text:style-name="T10">/*3 color circular linear gradient*/</text:span></text:span></text:p>
        <text:p text:style-name="P3"><text:span text:style-name="Source_20_Text">div {<text:line-break/>background-image: linear-gradient(to right, color1 25%, color2 50%, color3);<text:line-break/>}</text:span></text:p>
        <text:p text:style-name="P3"><text:span text:style-name="Source_20_Text"/></text:p>
        <text:p text:style-name="P3"><text:span text:style-name="Source_20_Text"><text:span text:style-name="T23">[INSERT FIGURE SHOWING EXAMPLE]</text:span></text:span></text:p>
        <text:p text:style-name="P3"><text:span text:style-name="Source_20_Text"/></text:p>
        <text:p text:style-name="Text_20_body"><text:span text:style-name="Source_20_Text"><text:span text:style-name="T10">/*3 color circular radial gradient*/</text:span></text:span></text:p>
        <text:p text:style-name="P3"><text:span text:style-name="Source_20_Text">div {<text:line-break/>background-image: repeating-linear-gradient(color1 20%, color2 15%, color3);<text:line-break/>}</text:span></text:p>
        <text:p text:style-name="P3"><text:span text:style-name="Source_20_Text"/></text:p>
        <text:p text:style-name="P3"><text:span text:style-name="Source_20_Text"><text:span text:style-name="T23">[INSERT FIGURE SHOWING EXAMPLE]</text:span></text:span></text:p>
      </text:section>
      <text:h text:style-name="P10" text:outline-level="3">Background Repeat</text:h>
      <text:p text:style-name="P12">The <text:span text:style-name="T7">background-repeat</text:span> property allows you to specify how the background image is repeated. The default is that an image is both horizontally and vertically repeated.</text:p>
      <text:p text:style-name="P12">Values that can be set are:</text:p>
      <text:list xml:id="list2373761218952514294" text:style-name="L8">
        <text:list-item>
          <text:p text:style-name="P35">no-repeat</text:p>
        </text:list-item>
        <text:list-item>
          <text:p text:style-name="P35">repeat-x</text:p>
        </text:list-item>
        <text:list-item>
          <text:p text:style-name="P35">repeat-y</text:p>
        </text:list-item>
        <text:list-item>
          <text:p text:style-name="P23">repeat (default)</text:p>
        </text:list-item>
      </text:list>
      <text:p text:style-name="Text_20_body"><text:span text:style-name="Source_20_Text"><text:span text:style-name="T9">.top {<text:line-break/>background-color: #f3f2f1;</text:span></text:span><text:span text:style-name="Source_20_Text"><text:span text:style-name="T10">/*fallback*/</text:span></text:span><text:span text:style-name="Source_20_Text"><text:span text:style-name="T9"><text:line-break/>background-image: url(https://imagehosting/image.png);<text:line-break/>background-repeat: no-repeat;<text:line-break/>}</text:span></text:span></text:p>
      <text:h text:style-name="P10" text:outline-level="3"><text:soft-page-break/>Background Position</text:h>
      <text:p text:style-name="P12"><text:span text:style-name="T27">The </text:span><text:span text:style-name="T8">background-position</text:span><text:span text:style-name="T26"> property a</text:span><text:bookmark text:name="docs-internal-guid-f2b9bb67-7fff-a61b-db86-fc0b4461695b"/><text:span text:style-name="T26">llows </text:span><text:span text:style-name="T17">you to position the background image where </text:span><text:span text:style-name="T17">you want in the background by specifying an x(horizontal) and y (vertical) value (top left being (0,0)</text:span><text:span text:style-name="T25"> )</text:span></text:p>
      <text:p text:style-name="P12">Values that can be set using:</text:p>
      <text:list xml:id="list35648758" text:continue-numbering="true" text:style-name="L8">
        <text:list-item>
          <text:p text:style-name="P35">pixels</text:p>
        </text:list-item>
        <text:list-item>
          <text:p text:style-name="P35">rems</text:p>
        </text:list-item>
        <text:list-item>
          <text:p text:style-name="P35">%</text:p>
        </text:list-item>
        <text:list-item>
          <text:p text:style-name="P39"><text:bookmark text:name="docs-internal-guid-9189d131-7fff-a1b6-e04e-1f74359a4961"/>keywords (left, center, right, top, center, bottom)</text:p>
        </text:list-item>
      </text:list>
      <text:p text:style-name="Text_20_body"/>
      <text:p text:style-name="Text_20_body"><text:span text:style-name="Source_20_Text"><text:span text:style-name="T9">.top {<text:line-break/>background-color: #f3f2f1; </text:span></text:span><text:span text:style-name="Source_20_Text"><text:span text:style-name="T10">/*fallback*/</text:span></text:span><text:span text:style-name="Source_20_Text"><text:span text:style-name="T9"><text:line-break/>background-image: linear-gradient(to bottom, orange, blue, white);</text:span></text:span><text:span text:style-name="Source_20_Text"><text:span text:style-name="T10">/*fallback*/</text:span></text:span><text:span text:style-name="Source_20_Text"><text:span text:style-name="T9"><text:line-break/>background-image: url(</text:span></text:span><text:a xlink:type="simple" xlink:href="https://imagehosting/image.png" text:style-name="Internet_20_link" text:visited-style-name="Visited_20_Internet_20_Link"><text:span text:style-name="Source_20_Text"><text:span text:style-name="T9">https://imagehosting/image.png</text:span></text:span></text:a><text:span text:style-name="Source_20_Text"><text:span text:style-name="T9">);</text:span></text:span></text:p>
      <text:p text:style-name="Text_20_body"><text:bookmark text:name="docs-internal-guid-5bd3c40d-7fff-f75a-ea9b-1d7093f91c06"/><text:span text:style-name="Source_20_Text"><text:span text:style-name="T20">background-repeat: no-repeat;</text:span></text:span></text:p>
      <text:p text:style-name="Text_20_body"><text:span text:style-name="Source_20_Text"><text:span text:style-name="T9">background-position: center center;<text:line-break/>}</text:span></text:span></text:p>
      <text:h text:style-name="P10" text:outline-level="3">Background Attachment</text:h>
      <text:p text:style-name="Text_20_body"><text:span text:style-name="T3">The </text:span><text:span text:style-name="T4">background-attachment</text:span><text:span text:style-name="T5"> property allows </text:span><text:bookmark text:name="docs-internal-guid-989daaf2-7fff-ff99-62e8-70dc2fd7314a"/><text:span text:style-name="T18">you to specify how they scroll when the content scrolls if the content will scroll.</text:span></text:p>
      <text:p text:style-name="P12">Values that can be set are:</text:p>
      <text:list xml:id="list35655970" text:continue-numbering="true" text:style-name="L8">
        <text:list-item>
          <text:p text:style-name="P35">scroll</text:p>
        </text:list-item>
        <text:list-item>
          <text:p text:style-name="P35">fixed</text:p>
        </text:list-item>
        <text:list-item>
          <text:p text:style-name="P35">local</text:p>
        </text:list-item>
      </text:list>
      <text:p text:style-name="P40"/>
      <text:p text:style-name="P7">Scroll</text:p>
      <text:p text:style-name="P40">If the element is scrolled the background does not move and scrolls as the page scrolls</text:p>
      <text:p text:style-name="P40"/>
      <text:p text:style-name="P7">Fixed</text:p>
      <text:p text:style-name="P42">Always remains fixed to the viewport </text:p>
      <text:p text:style-name="P40"/>
      <text:p text:style-name="P7">Local</text:p>
      <text:p text:style-name="P42">Fixes the background to the element it is set on and when element is scrolled and background scrolls with it </text:p>
      <text:p text:style-name="P40"/>
      <text:p text:style-name="Text_20_body"><text:span text:style-name="Source_20_Text"><text:span text:style-name="T9">.top {<text:line-break/>background-color: #f3f2f1; </text:span></text:span><text:span text:style-name="Source_20_Text"><text:span text:style-name="T10">/*fallback*/</text:span></text:span><text:span text:style-name="Source_20_Text"><text:span text:style-name="T9"><text:line-break/>background-image: linear-gradient(to bottom, orange, blue, white);</text:span></text:span><text:span text:style-name="Source_20_Text"><text:span text:style-name="T10">/*fallback*/</text:span></text:span><text:span text:style-name="Source_20_Text"><text:span text:style-name="T9"><text:line-break/>background-image: url(</text:span></text:span><text:a xlink:type="simple" xlink:href="https://imagehosting/image.png" text:style-name="Internet_20_link" text:visited-style-name="Visited_20_Internet_20_Link"><text:span text:style-name="Source_20_Text"><text:span text:style-name="T9">https://imagehosting/image.png</text:span></text:span></text:a><text:span text:style-name="Source_20_Text"><text:span text:style-name="T9">);</text:span></text:span></text:p>
      <text:p text:style-name="Text_20_body"><text:bookmark text:name="docs-internal-guid-5bd3c40d-7fff-f75a-ea9b-1d7093f91c062"/><text:span text:style-name="Source_20_Text"><text:span text:style-name="T20">background-repeat: no-repeat;</text:span></text:span></text:p>
      <text:p text:style-name="P40"><text:span text:style-name="Source_20_Text">background-position: center center;</text:span></text:p>
      <text:p text:style-name="P40"><text:span text:style-name="Source_20_Text"/></text:p>
      <text:p text:style-name="P40"><text:span text:style-name="Source_20_Text">background-attachment: local;<text:line-break/>}</text:span></text:p>
      <text:h text:style-name="P10" text:outline-level="3"><text:soft-page-break/>Background Size</text:h>
      <text:p text:style-name="P13"><text:span text:style-name="T27">The </text:span><text:span text:style-name="T8">background-size</text:span><text:span text:style-name="T26"> property does pretty much exactly what you think it does!</text:span></text:p>
      <text:p text:style-name="P24">Note – check browser support</text:p>
      <text:p text:style-name="P24"/>
      <text:p text:style-name="P12">Value can be set using:</text:p>
      <text:list xml:id="list35630355" text:continue-numbering="true" text:style-name="L8">
        <text:list-item>
          <text:p text:style-name="P35">pixels</text:p>
        </text:list-item>
        <text:list-item>
          <text:p text:style-name="P35">rems</text:p>
        </text:list-item>
        <text:list-item>
          <text:p text:style-name="P36">%</text:p>
          <text:p text:style-name="P36"/>
        </text:list-item>
      </text:list>
      <text:p text:style-name="Text_20_body"><text:span text:style-name="Source_20_Text"><text:span text:style-name="T9">.top {<text:line-break/>background-color: #f3f2f1; </text:span></text:span><text:span text:style-name="Source_20_Text"><text:span text:style-name="T10">/*fallback*/</text:span></text:span><text:span text:style-name="Source_20_Text"><text:span text:style-name="T9"><text:line-break/>background-image: linear-gradient(to bottom, orange, blue, white);</text:span></text:span><text:span text:style-name="Source_20_Text"><text:span text:style-name="T10">/*fallback*/</text:span></text:span><text:span text:style-name="Source_20_Text"><text:span text:style-name="T9"><text:line-break/></text:span></text:span><text:span text:style-name="Source_20_Text"><text:span text:style-name="T9">background-image: url(</text:span></text:span><text:a xlink:type="simple" xlink:href="https://imagehosting/image.png" text:style-name="Internet_20_link" text:visited-style-name="Visited_20_Internet_20_Link"><text:span text:style-name="Source_20_Text"><text:span text:style-name="T9">https://imagehosting/image.png</text:span></text:span></text:a><text:span text:style-name="Source_20_Text"><text:span text:style-name="T9">);</text:span></text:span></text:p>
      <text:p text:style-name="Text_20_body"><text:bookmark text:name="docs-internal-guid-5bd3c40d-7fff-f75a-ea9b-1d7093f91c061"/><text:span text:style-name="Source_20_Text"><text:span text:style-name="T20">background-repeat: no-repeat;</text:span></text:span></text:p>
      <text:p text:style-name="P13"><text:span text:style-name="Source_20_Text"><text:span text:style-name="T26">background-position: center center;</text:span></text:span></text:p>
      <text:p text:style-name="Text_20_body"><text:bookmark text:name="docs-internal-guid-bc152cbb-7fff-61a0-1a57-ae046ec4fcdd"/><text:span text:style-name="Source_20_Text"><text:span text:style-name="T21">background-size: 160px 160px</text:span></text:span><text:span text:style-name="Source_20_Text"><text:span text:style-name="T11"> </text:span></text:span></text:p>
      <text:p text:style-name="P13"><text:span text:style-name="Source_20_Text"><text:span text:style-name="T26"><text:line-break/>}</text:span></text:span></text:p>
      <text:h text:style-name="P10" text:outline-level="3">Background</text:h>
      <text:p text:style-name="Text_20_body"><text:span text:style-name="T3">The </text:span><text:span text:style-name="T4">background</text:span><text:span text:style-name="T5"> property </text:span><text:bookmark text:name="docs-internal-guid-e560f129-7fff-9576-a5ba-9bbf8c26e4f2"/><text:span text:style-name="T22">is the shorthand of all above property values (a</text:span><text:span text:style-name="T19">ny properties not specified are assigned default values</text:span><text:span text:style-name="T22">).</text:span></text:p>
      <text:p text:style-name="P28"/>
      <text:p text:style-name="P28">So this...</text:p>
      <text:p text:style-name="P28"/>
      <text:p text:style-name="Text_20_body"><text:bookmark text:name="docs-internal-guid-0fe7df30-7fff-90e4-6852-b7287868d147"/><text:span text:style-name="Source_20_Text"><text:span text:style-name="T21">header {</text:span></text:span></text:p>
      <text:p text:style-name="Text_20_body"><text:span text:style-name="Source_20_Text"><text:span text:style-name="T21">background-color: yellow;</text:span></text:span></text:p>
      <text:p text:style-name="Text_20_body"><text:span text:style-name="Source_20_Text"><text:span text:style-name="T21">background-image: linear-gradient(to bottom, yellow, #dddd00 50%, orange);</text:span></text:span></text:p>
      <text:p text:style-name="Text_20_body"><text:span text:style-name="Source_20_Text"><text:span text:style-name="T21">background-repeat: no-repeat;</text:span></text:span></text:p>
      <text:p text:style-name="Text_20_body"><text:span text:style-name="Source_20_Text"><text:span text:style-name="T21">background-position: 99% center;</text:span></text:span></text:p>
      <text:p text:style-name="Text_20_body"><text:span text:style-name="Source_20_Text"><text:span text:style-name="T21">}</text:span></text:span></text:p>
      <text:p text:style-name="Text_20_body"/>
      <text:p text:style-name="Text_20_body"><text:span text:style-name="T22">Can be written as....</text:span><text:span text:style-name="T5"> </text:span></text:p>
      <text:p text:style-name="P24"/>
      <text:p text:style-name="Text_20_body"><text:bookmark text:name="docs-internal-guid-cc9615fe-7fff-f49a-e375-21be088f2079"/><text:span text:style-name="Source_20_Text"><text:span text:style-name="T21">header {</text:span></text:span></text:p>
      <text:p text:style-name="Text_20_body"><text:span text:style-name="Source_20_Text"><text:span text:style-name="T21">background: yellow linear-gradient(to bottom, orange, yellow) no-repeat left center scroll;</text:span></text:span></text:p>
      <text:p text:style-name="Text_20_body"><text:span text:style-name="Source_20_Text"><text:span text:style-name="T21">}</text:span></text:span></text:p>
      <text:p text:style-name="Text_20_body"><text:span text:style-name="Source_20_Text"><text:span text:style-name="T21"/></text:span></text:p>
      <text:p text:style-name="Text_20_body"><text:span text:style-name="Source_20_Text"><text:span text:style-name="T22">This is where adding multiple background can get fun..</text:span></text:span></text:p>
      <text:p text:style-name="Text_20_body"><text:soft-page-break/><text:span text:style-name="Source_20_Text"><text:span text:style-name="T21"/></text:span></text:p>
      <text:p text:style-name="Text_20_body"><text:span text:style-name="Source_20_Text"><text:span text:style-name="T21">header {</text:span></text:span></text:p>
      <text:p text:style-name="Text_20_body"><text:span text:style-name="Source_20_Text"><text:span text:style-name="T21">background-color: yellow;<text:line-break/></text:span></text:span><text:bookmark text:name="docs-internal-guid-f35b4216-7fff-3b0b-2ba5-c5a16c55f017"/><text:span text:style-name="Source_20_Text"><text:span text:style-name="T21">background: url(image.png) no-repeat 99% center,</text:span></text:span></text:p>
      <text:p text:style-name="Text_20_body"><text:span text:style-name="Source_20_Text"><text:span text:style-name="T21"><text:tab/>url(background-tile.png),</text:span></text:span></text:p>
      <text:p text:style-name="Text_20_body"><text:span text:style-name="Source_20_Text"><text:span text:style-name="T21"><text:tab/>linear-gradient(to bottom, yellow, #dddd00 50%, orange);</text:span></text:span></text:p>
      <text:p text:style-name="Text_20_body"><text:span text:style-name="Source_20_Text"><text:span text:style-name="T21">}</text:span></text:span></text:p>
      <text:p text:style-name="Text_20_body"><text:span text:style-name="Source_20_Text"><text:span text:style-name="T21"/></text:span></text:p>
      <text:p text:style-name="P3"><text:span text:style-name="Source_20_Text"><text:span text:style-name="T16">[INSERT FIGURE SHOWING EXAMPLE]</text:span></text:span></text:p>
      <text:h text:style-name="P43" text:outline-level="3">Background Clip</text:h>
      <text:p text:style-name="Text_20_body"><text:span text:style-name="T3">The </text:span><text:span text:style-name="T4">background-clip</text:span><text:span text:style-name="T5"> property (</text:span><text:span text:style-name="T22">also covered in a previous cheat-sheet on The Box </text:span><text:span text:style-name="T22">Model) can be used to specify where th background extensd to on the container box. </text:span></text:p>
      <text:p text:style-name="P12">Value can be set using:</text:p>
      <text:list xml:id="list35640611" text:continue-numbering="true" text:style-name="L8">
        <text:list-item>
          <text:p text:style-name="P35">border (default)</text:p>
        </text:list-item>
        <text:list-item>
          <text:p text:style-name="P35">padding</text:p>
        </text:list-item>
        <text:list-item>
          <text:p text:style-name="P35">content</text:p>
        </text:list-item>
        <text:list-item>
          <text:p text:style-name="P35">text</text:p>
        </text:list-item>
      </text:list>
      <text:p text:style-name="P28"/>
      <text:p text:style-name="Text_20_body"><text:span text:style-name="Source_20_Text"><text:span text:style-name="T21">header {</text:span></text:span></text:p>
      <text:p text:style-name="Text_20_body"><text:span text:style-name="Source_20_Text"><text:span text:style-name="T21">background-color: yellow;</text:span></text:span></text:p>
      <text:p text:style-name="Text_20_body"><text:span text:style-name="Source_20_Text"><text:span text:style-name="T21">background-image: linear-gradient(to bottom, yellow, #dddd00 50%, orange);</text:span></text:span></text:p>
      <text:p text:style-name="Text_20_body"><text:span text:style-name="Source_20_Text"><text:span text:style-name="T21">background-clip: border;</text:span></text:span></text:p>
      <text:p text:style-name="P28"><text:span text:style-name="Source_20_Text">}</text:span></text:p>
      <text:p text:style-name="P3"><text:span text:style-name="Source_20_Text"><text:span text:style-name="T15">[INSERT FIGURE SHOWING EXAMPLE]</text:span></text:span></text:p>
      <text:p text:style-name="P3"><text:span text:style-name="Source_20_Text"><text:span text:style-name="T15"/></text:span></text:p>
      <text:p text:style-name="Text_20_body"><text:span text:style-name="Source_20_Text"><text:span text:style-name="T21">header {</text:span></text:span></text:p>
      <text:p text:style-name="Text_20_body"><text:span text:style-name="Source_20_Text"><text:span text:style-name="T21">background-color: yellow;</text:span></text:span></text:p>
      <text:p text:style-name="Text_20_body"><text:span text:style-name="Source_20_Text"><text:span text:style-name="T21">background-image: linear-gradient(to bottom, yellow, #dddd00 50%, orange);</text:span></text:span></text:p>
      <text:p text:style-name="Text_20_body"><text:span text:style-name="Source_20_Text"><text:span text:style-name="T21">background-clip: padding;</text:span></text:span></text:p>
      <text:p text:style-name="P28"><text:span text:style-name="Source_20_Text">}</text:span></text:p>
      <text:p text:style-name="P3"><text:span text:style-name="Source_20_Text"><text:span text:style-name="T15">[INSERT FIGURE SHOWING EXAMPLE]</text:span></text:span></text:p>
      <text:p text:style-name="P3"><text:span text:style-name="Source_20_Text"><text:span text:style-name="T15"/></text:span></text:p>
      <text:p text:style-name="Text_20_body"><text:span text:style-name="Source_20_Text"><text:span text:style-name="T21">header {</text:span></text:span></text:p>
      <text:p text:style-name="Text_20_body"><text:span text:style-name="Source_20_Text"><text:span text:style-name="T21">background-color: yellow;</text:span></text:span></text:p>
      <text:p text:style-name="Text_20_body"><text:span text:style-name="Source_20_Text"><text:span text:style-name="T21">background-image: linear-gradient(to bottom, yellow, #dddd00 50%, orange);</text:span></text:span></text:p>
      <text:p text:style-name="Text_20_body"><text:span text:style-name="Source_20_Text"><text:span text:style-name="T21">background-clip: content;</text:span></text:span></text:p>
      <text:p text:style-name="P28"><text:span text:style-name="Source_20_Text">}</text:span></text:p>
      <text:p text:style-name="P3"><text:span text:style-name="Source_20_Text"><text:span text:style-name="T15">[INSERT FIGURE SHOWING EXAMPLE]</text:span></text:span></text:p>
      <text:p text:style-name="P3"><text:span text:style-name="Source_20_Text"><text:span text:style-name="T15"/></text:span></text:p>
      <text:p text:style-name="Text_20_body"><text:span text:style-name="Source_20_Text"><text:span text:style-name="T21">header {</text:span></text:span></text:p>
      <text:p text:style-name="Text_20_body"><text:soft-page-break/><text:span text:style-name="Source_20_Text"><text:span text:style-name="T21">background-color: yellow;</text:span></text:span></text:p>
      <text:p text:style-name="Text_20_body"><text:span text:style-name="Source_20_Text"><text:span text:style-name="T21">background-image: linear-gradient(to bottom, yellow, #dddd00 50%, orange);</text:span></text:span></text:p>
      <text:p text:style-name="Text_20_body"><text:span text:style-name="Source_20_Text"><text:span text:style-name="T21">background-clip: text;</text:span></text:span></text:p>
      <text:p text:style-name="Text_20_body"><text:span text:style-name="Source_20_Text"><text:span text:style-name="T21"><text:s text:c="2"/>-webkit-background-clip: text;</text:span></text:span></text:p>
      <text:p text:style-name="Text_20_body"><text:span text:style-name="Source_20_Text"><text:span text:style-name="T21"><text:s text:c="2"/>color: rgba(0, 0, 0, 0.2);</text:span></text:span></text:p>
      <text:p text:style-name="P28"><text:span text:style-name="Source_20_Text">}</text:span></text:p>
      <text:p text:style-name="P3"><text:span text:style-name="Source_20_Text"><text:span text:style-name="T15">[INSERT FIGURE SHOWING EXAMPL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Verdana" svg:font-family="Verdana,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y Ronan</meta:initial-creator>
    <meta:creation-date>2021-01-08T14:31:01.50</meta:creation-date>
    <dc:date>2021-01-13T15:41:55.05</dc:date>
    <dc:creator>Mary Ronan</dc:creator>
    <meta:editing-duration>PT1H51M58S</meta:editing-duration>
    <meta:editing-cycles>21</meta:editing-cycles>
    <meta:generator>OpenOffice/4.1.5$Win32 OpenOffice.org_project/415m1$Build-9789</meta:generator>
    <meta:document-statistic meta:table-count="0" meta:image-count="0" meta:object-count="0" meta:page-count="9" meta:paragraph-count="226" meta:word-count="1342" meta:character-count="9643"/>
  </office:meta>
</office:document-meta>
</file>